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800000169D3CDFFC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text:anchor-type="char" svg:x="0.5in" svg:y="0.4035in" svg:width="4.0417in" svg:height="2.3075in" draw:z-index="0"><draw:image xlink:href="Pictures/100000000000027800000169D3CDFFC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rry Minemyer</meta:initial-creator>
    <meta:creation-date>2015-03-16T18:42:14.61</meta:creation-date>
    <meta:document-statistic meta:table-count="0" meta:image-count="1" meta:object-count="0" meta:page-count="1" meta:paragraph-count="0" meta:word-count="0" meta:character-count="0"/>
    <dc:date>2015-03-16T18:42:39.73</dc:date>
    <dc:creator>Barry Minemyer</dc:creator>
    <meta:editing-duration>PT25S</meta:editing-duration>
    <meta:editing-cycles>1</meta:editing-cycles>
    <meta:generator>OpenOffice/4.1.1$Win32 OpenOffice.org_project/411m6$Build-9775</meta:generator>
  </office:meta>
</office:document-meta>
</file>